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6A000003DA36E73435724E8916.png" manifest:media-type="image/png"/>
  <manifest:file-entry manifest:full-path="Pictures/10000201000002AA0000027AF7B32E49D8E8B9F0.png" manifest:media-type="image/png"/>
  <manifest:file-entry manifest:full-path="Pictures/10000201000002AA0000027A4B622BF315C85CFE.png" manifest:media-type="image/png"/>
  <manifest:file-entry manifest:full-path="Pictures/10000201000002AA0000027A826EAC0D2B77F94F.png" manifest:media-type="image/png"/>
  <manifest:file-entry manifest:full-path="Pictures/100002010000029F000002CBF23517B4A7E4E3E0.png" manifest:media-type="image/png"/>
  <manifest:file-entry manifest:full-path="Pictures/10000201000002AA0000027A6C5F47524798CBEC.png" manifest:media-type="image/png"/>
  <manifest:file-entry manifest:full-path="Pictures/10000201000001E5000001A57FEC8EA04F6705E1.png" manifest:media-type="image/png"/>
  <manifest:file-entry manifest:full-path="Pictures/1000000000000424000000C089BB7E0544FF20CE.png" manifest:media-type="image/png"/>
  <manifest:file-entry manifest:full-path="Pictures/10000000000005460000037A2E6F47B23626720D.jpg" manifest:media-type="image/jpeg"/>
  <manifest:file-entry manifest:full-path="Pictures/100002010000028A0000026A00D3706ADC457148.png" manifest:media-type="image/png"/>
  <manifest:file-entry manifest:full-path="Pictures/100000000000029000000261C17282C8C542574D.png" manifest:media-type="image/png"/>
  <manifest:file-entry manifest:full-path="Pictures/10000000000002C9000000998DCD480AF01894F4.png" manifest:media-type="image/png"/>
  <manifest:file-entry manifest:full-path="Pictures/10000201000003570000048C3BA8ED10E62357D3.png" manifest:media-type="image/png"/>
  <manifest:file-entry manifest:full-path="Pictures/1000020100000407000001BFC9F6A94E1210D6FA.png" manifest:media-type="image/png"/>
  <manifest:file-entry manifest:full-path="Pictures/100002010000028A0000026A27757A667C80518A.png" manifest:media-type="image/png"/>
  <manifest:file-entry manifest:full-path="Pictures/100002010000034000000165B077C5B5C4FB695D.png" manifest:media-type="image/png"/>
  <manifest:file-entry manifest:full-path="Pictures/100002010000028A0000026ABA8631324F424623.png" manifest:media-type="image/png"/>
  <manifest:file-entry manifest:full-path="Pictures/100000000000048E0000017F57C34A10BFC0CAE1.png" manifest:media-type="image/png"/>
  <manifest:file-entry manifest:full-path="Pictures/10000000000001CE0000014CD960292CF194E098.png" manifest:media-type="image/png"/>
  <manifest:file-entry manifest:full-path="Pictures/10000201000002AF000000988E330A0958CAB4A0.png" manifest:media-type="image/png"/>
  <manifest:file-entry manifest:full-path="Pictures/10000201000001BD000001F559E6A7B89C2B1664.png" manifest:media-type="image/png"/>
  <manifest:file-entry manifest:full-path="Pictures/10000201000003BB0000017CCAB55A16840AEEDD.png" manifest:media-type="image/png"/>
  <manifest:file-entry manifest:full-path="Pictures/10000201000003810000014C75B272C0FCAB998F.png" manifest:media-type="image/png"/>
  <manifest:file-entry manifest:full-path="Pictures/100002010000040700000185E73C860511694B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6.456cm" fo:min-width="11.701cm" draw:shadow="visib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9.805cm" fo:min-width="11.112cm" draw:shadow="visib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1.26cm" fo:min-width="9.636cm" draw:shadow="visible"/>
    </style:style>
    <style:style style:name="gr7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4.697cm" fo:min-width="17.107cm" draw:shadow="visib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5.894cm" fo:min-width="16.084cm" draw:shadow="visible"/>
    </style:style>
    <style:style style:name="pr1" style:family="presentation" style:parent-style-name="Domyślnie-title">
      <style:graphic-properties draw:auto-grow-height="true" fo:min-height="4.387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subtitle">
      <style:graphic-properties draw:fill-color="#ffffff" draw:textarea-vertical-align="top" draw:auto-grow-height="true" fo:min-height="12.17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outline1">
      <style:graphic-properties fo:min-height="11.929cm"/>
    </style:style>
    <style:style style:name="pr7" style:family="presentation" style:parent-style-name="Domyślnie-notes">
      <style:graphic-properties draw:fill-color="#ffffff" fo:min-height="13.364cm"/>
    </style:style>
    <style:style style:name="pr8" style:family="presentation" style:parent-style-name="Domyślnie-outline1">
      <style:graphic-properties fo:min-height="5.559cm"/>
    </style:style>
    <style:style style:name="pr9" style:family="presentation" style:parent-style-name="Domyślnie-title">
      <style:graphic-properties fo:min-height="4.387cm"/>
    </style:style>
    <style:style style:name="P1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5" style:family="paragraph">
      <style:text-properties style:font-name="Noto Sans CJK JP Black" fo:font-size="44pt" style:font-size-asian="44pt" style:font-size-complex="44pt"/>
    </style:style>
    <style:style style:name="P6" style:family="paragraph">
      <style:text-properties style:font-name="Noto Sans CJK JP Black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style:text-properties style:font-name="Noto Sans CJK JP Black1" fo:font-size="20pt" style:font-size-asian="20pt" style:font-size-complex="20pt"/>
    </style:style>
    <style:style style:name="P11" style:family="paragraph">
      <style:text-properties style:font-name="Noto Sans CJK JP Black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text-align="center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24pt" style:font-size-asian="24pt" style:font-size-complex="24pt"/>
    </style:style>
    <style:style style:name="T3" style:family="text">
      <style:text-properties style:font-name="Noto Sans CJK JP Black" fo:font-size="44pt" style:font-size-asian="44pt" style:font-size-complex="44pt"/>
    </style:style>
    <style:style style:name="T4" style:family="text">
      <style:text-properties style:font-name="Noto Sans CJK JP Black" fo:font-size="24pt" style:font-size-asian="24pt" style:font-size-complex="24pt"/>
    </style:style>
    <style:style style:name="T5" style:family="text">
      <style:text-properties style:font-name="Noto Sans CJK JP Black1" fo:font-size="20pt" style:font-size-asian="20pt" style:font-size-complex="20pt"/>
    </style:style>
    <style:style style:name="T6" style:family="text">
      <style:text-properties style:font-name="Noto Sans CJK JP Black1" fo:font-size="16pt" style:font-size-asian="16pt" style:font-size-complex="16pt"/>
    </style:style>
    <style:style style:name="T7" style:family="text">
      <style:text-properties style:font-name="Noto Sans CJK JP Black"/>
    </style:style>
    <style:style style:name="T8" style:family="text">
      <style:text-properties style:font-name="Noto Sans CJK JP Black" fo:font-size="26pt" style:font-size-asian="26pt" style:font-size-complex="26pt"/>
    </style:style>
    <style:style style:name="T9" style:family="text">
      <style:text-properties style:font-name="Noto Sans CJK JP Black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Noto Sans CJK JP Black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4.387cm" svg:x="1.4cm" svg:y="0.397cm" presentation:class="title" presentation:user-transformed="true">
          <draw:text-box>
            <text:p><text:span text:style-name="T1">C++ software automated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Revisions</text:span>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3"><text:span text:style-name="T2"><text:s/></text:span><text:span text:style-name="T2">1.08.2017 initial revision – Piotr Górec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3">Open source project example</text:span></text:p>
          </draw:text-box>
        </draw:frame>
        <draw:frame presentation:style-name="pr6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" xlink:type="simple">https://github.com/piotrek24061988/AutomaticTesting</text:a></text:span></text:p>
                <text:p><text:span text:style-name="T4">- public repository with </text:span><text:span text:style-name="T4">the project </text:span><text:span text:style-name="T4">documentation,</text:span></text:p>
                <text:p><text:span text:style-name="T4"><text:s text:c="2"/></text:span><text:span text:style-name="T4">implementation, unit </text:span><text:span text:style-name="T4">and integration tests</text:span></text:p>
              </text:list-item>
              <text:list-item>
                <text:p><text:span text:style-name="T4"><text:a xlink:href="https://circleci.com/gh/piotrek24061988/AutomaticTesting" xlink:type="simple">https://circleci.com/gh/piotrek24061988/AutomaticTesting</text:a></text:span></text:p>
                <text:p><text:span text:style-name="T4">- public build server </text:span><text:span text:style-name="T4">compiling project and </text:span><text:span text:style-name="T4">executing</text:span></text:p>
                <text:p><text:span text:style-name="T4"><text:s text:c="3"/></text:span><text:span text:style-name="T4">unit and integration </text:span><text:span text:style-name="T4">tests for all public </text:span><text:span text:style-name="T4">repository </text:span></text:p>
                <text:p><text:span text:style-name="T4"><text:s text:c="3"/></text:span><text:span text:style-name="T4">updates (continuous </text:span><text:span text:style-name="T4">tests integra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3">Dependencies</text:span></text:p>
          </draw:text-box>
        </draw:frame>
        <draw:frame presentation:style-name="pr6" draw:text-style-name="P6" draw:layer="layout" svg:width="25.199cm" svg:height="12.179cm" svg:x="1.601cm" svg:y="4.821cm" presentation:class="outline" presentation:user-transformed="true">
          <draw:text-box>
            <text:list text:style-name="L2">
              <text:list-item>
                <text:p><text:span text:style-name="T4">ubuntu linux – os</text:span></text:p>
              </text:list-item>
              <text:list-item>
                <text:p><text:span text:style-name="T4">c++11 </text:span></text:p>
              </text:list-item>
              <text:list-item>
                <text:p><text:span text:style-name="T4">git - cvs</text:span></text:p>
              </text:list-item>
              <text:list-item>
                <text:p><text:span text:style-name="T4">cmake – build tool</text:span></text:p>
              </text:list-item>
              <text:list-item>
                <text:p><text:span text:style-name="T4">autotools – build tool for </text:span><text:span text:style-name="T4">cppunit</text:span></text:p>
              </text:list-item>
              <text:list-item>
                <text:p><text:span text:style-name="T4">googletest – unit test </text:span><text:span text:style-name="T4">framework</text:span></text:p>
              </text:list-item>
              <text:list-item>
                <text:p><text:span text:style-name="T4">cppunit – unit</text:span></text:p>
              </text:list-item>
              <text:list-item>
                <text:p><text:span text:style-name="T4">googlemock – mock and </text:span><text:span text:style-name="T4">integration test </text:span><text:span text:style-name="T4">framework</text:span></text:p>
              </text:list-item>
              <text:list-item>
                <text:p><text:span text:style-name="T4">lcov – coverage testing </text:span><text:span text:style-name="T4">tool and gcov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3">
        <office:forms form:automatic-focus="false" form:apply-design-mode="false"/>
        <draw:frame presentation:style-name="pr1" draw:text-style-name="P5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4"><text:a xlink:href="https://github.com/piotrek24061988/AutomaticTesting/blob/master/module1/module1/doc/modue1_classDiagram.png" xlink:type="simple">https://github.com/piotrek24061988/AutomaticTesting/blob/master/module1/module1/doc/modue1_classDiagram.png</text:a></text:span></text:p>
                <text:p><text:span text:style-name="T4"/></text:p>
                <text:p><text:span text:style-name="T4"/></text:p>
                <text:p/>
                <text:p/>
              </text:list-header>
            </text:list>
          </draw:text-box>
        </draw:frame>
        <draw:frame draw:style-name="gr2" draw:text-style-name="P7" draw:layer="layout" svg:width="12.297cm" svg:height="11.691cm" svg:x="14.312cm" svg:y="5.157cm" presentation:class="graphic">
          <draw:image xlink:href="Pictures/100002010000028A0000026ABA8631324F4246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3">
        <office:forms form:automatic-focus="false" form:apply-design-mode="false"/>
        <draw:frame presentation:style-name="pr1" draw:text-style-name="P8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6" draw:layer="layout" svg:width="9.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/blob/master/module1/module1/doc/modue1_sequenceDiagram.png" xlink:type="simple">https://github.com/piotrek24061988/AutomaticTesting/blob/master/module1/module1/doc/modue1_sequenceDiagram.png</text:a></text:span></text:p>
              </text:list-item>
            </text:list>
          </draw:text-box>
        </draw:frame>
        <draw:custom-shape draw:style-name="gr3" draw:text-style-name="P9" draw:layer="layout" svg:width="15.2cm" svg:height="15.841cm" draw:transform="skewX (0.00523598775598299) rotate (0.00523598775598299) translate (11.8cm 3.6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5.4cm" svg:height="15.8cm" svg:x="12cm" svg:y="3.8cm" presentation:class="graphic" presentation:user-transformed="true">
          <draw:image xlink:href="Pictures/10000201000003570000048C3BA8ED10E62357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4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Building tested object</text:span></text:p>
              </text:list-header>
            </text:list>
          </draw:text-box>
        </draw:frame>
        <draw:frame draw:style-name="gr2" draw:text-style-name="P7" draw:layer="layout" svg:width="12.297cm" svg:height="11.415cm" svg:x="1.399cm" svg:y="5.295cm" presentation:class="graphic">
          <draw:image xlink:href="Pictures/100000000000029000000261C17282C8C542574D.png" xlink:type="simple" xlink:show="embed" xlink:actuate="onLoad">
            <text:p/>
          </draw:image>
        </draw:frame>
        <draw:frame presentation:style-name="pr8" draw:text-style-name="P10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<text:span text:style-name="T5">Is object ready for automated </text:span><text:span text:style-name="T5">tests ?</text:span></text:p>
              </text:list-item>
              <text:list-item>
                <text:p><text:span text:style-name="T6"><text:a xlink:href="https://github.com/piotrek24061988/AutomaticTesting/blob/master/module1/module1/CMakeLists.txt" xlink:type="simple">https://github.com/piotrek24061988/AutomaticTesting/blob/master/module1/module1/CMakeLists.txt</text:a></text:span></text:p>
              </text:list-item>
              <text:list-item>
                <text:p><text:span text:style-name="T6"><text:a xlink:href="https://circleci.com/gh/piotrek24061988/AutomaticTesting/138" xlink:type="simple">https://circleci.com/gh/piotrek24061988/AutomaticTesting/138</text:a></text:span></text:p>
              </text:list-item>
            </text:list>
          </draw:text-box>
        </draw:frame>
        <draw:frame draw:style-name="gr2" draw:text-style-name="P7" draw:layer="layout" svg:width="12.297cm" svg:height="2.637cm" svg:x="14cm" svg:y="14.061cm" presentation:class="graphic" presentation:user-transformed="true">
          <draw:image xlink:href="Pictures/10000000000002C9000000998DCD480AF01894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Aim of automated tests</text:span></text:p>
          </draw:text-box>
        </draw:frame>
        <draw:frame presentation:style-name="pr6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efining proper </text:span><text:span text:style-name="T7">behaviour of </text:span><text:span text:style-name="T7">tested module</text:span></text:p>
              </text:list-item>
              <text:list-item>
                <text:p><text:span text:style-name="T7">finding bugs in </text:span><text:span text:style-name="T7">tested code</text:span></text:p>
              </text:list-item>
              <text:list-item>
                <text:p><text:span text:style-name="T7">code maintanance </text:span><text:span text:style-name="T7">verification</text:span></text:p>
              </text:list-item>
              <text:list-item>
                <text:p><text:span text:style-name="T7">high code </text:span><text:span text:style-name="T7">coverage in tes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5T14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7" draw:layer="layout" svg:width="25.199cm" svg:height="4.563cm" svg:x="1.399cm" svg:y="5.536cm" presentation:class="graphic">
          <draw:image xlink:href="Pictures/1000000000000424000000C089BB7E0544FF20CE.png" xlink:type="simple" xlink:show="embed" xlink:actuate="onLoad">
            <text:p/>
          </draw:image>
        </draw:frame>
        <draw:frame presentation:style-name="pr8" draw:text-style-name="P11" draw:layer="layout" svg:width="25.199cm" svg:height="5.809cm" svg:x="1.4cm" svg:y="11.276cm" presentation:class="outline">
          <draw:text-box>
            <text:list text:style-name="L2">
              <text:list-item>
                <text:p><text:span text:style-name="T7">What Is behind </text:span><text:span text:style-name="T7">these numbers ?</text:span></text:p>
              </text:list-item>
              <text:list-item>
                <text:p><text:span text:style-name="T7">What is the </text:span><text:span text:style-name="T7">difference </text:span><text:span text:style-name="T7">between lines, </text:span><text:span text:style-name="T7">functions and </text:span><text:span text:style-name="T7">branches code </text:span><text:span text:style-name="T7">coverag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7" draw:layer="layout" svg:width="24.462cm" svg:height="8.033cm" svg:x="2.077cm" svg:y="7.167cm" presentation:class="graphic" presentation:user-transformed="true">
          <draw:image xlink:href="Pictures/100000000000048E0000017F57C34A10BFC0CA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ng autometed tests</text:span></text:p>
          </draw:text-box>
        </draw:frame>
        <draw:frame presentation:style-name="pr6" draw:text-style-name="P12" draw:layer="layout" svg:width="12.297cm" svg:height="12.179cm" svg:x="1.4cm" svg:y="4.914cm" presentation:class="outline" presentation:user-transformed="true">
          <draw:text-box>
            <text:p><text:span text:style-name="T8"><text:s/></text:span><text:span text:style-name="T8">1) black box / </text:span><text:span text:style-name="T9">white box</text:span></text:p>
            <text:p><text:span text:style-name="T8">2) unit tests / integration </text:span><text:span text:style-name="T8">tests</text:span></text:p>
            <text:p><text:span text:style-name="T8">3) </text:span><text:span text:style-name="T10">bottom up</text:span><text:span text:style-name="T9"> / </text:span><text:span text:style-name="T8">top down</text:span></text:p>
          </draw:text-box>
        </draw:frame>
        <draw:frame draw:style-name="gr2" draw:text-style-name="P7" draw:layer="layout" svg:width="12.297cm" svg:height="11.691cm" svg:x="14.312cm" svg:y="5.157cm" presentation:class="graphic">
          <draw:image xlink:href="Pictures/100002010000028A0000026A00D3706ADC4571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5T14">
        <office:forms form:automatic-focus="false" form:apply-design-mode="false"/>
        <draw:frame presentation:style-name="pr1" draw:text-style-name="P11" draw:layer="layout" svg:width="25.199cm" svg:height="4.387cm" svg:x="1.4cm" svg:y="0.397cm" presentation:class="title">
          <draw:text-box>
            <text:p><text:span text:style-name="T7">black box / white box in real live</text:span></text:p>
          </draw:text-box>
        </draw:frame>
        <draw:frame draw:style-name="gr2" draw:text-style-name="P7" draw:layer="layout" svg:width="8.084cm" svg:height="5.809cm" svg:x="9.957cm" svg:y="4.913cm" presentation:class="graphic">
          <draw:image xlink:href="Pictures/10000000000001CE0000014CD960292CF194E098.png" xlink:type="simple" xlink:show="embed" xlink:actuate="onLoad">
            <text:p/>
          </draw:image>
        </draw:frame>
        <draw:frame draw:style-name="gr2" draw:text-style-name="P7" draw:layer="layout" svg:width="25.199cm" svg:height="5.574cm" svg:x="1.399cm" svg:y="11.393cm" presentation:class="graphic">
          <draw:image xlink:href="Pictures/10000201000002AF000000988E330A0958CAB4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Unit tests</text:span></text:p>
          </draw:text-box>
        </draw:frame>
        <draw:frame draw:style-name="gr2" draw:text-style-name="P7" draw:layer="layout" svg:width="25.197cm" svg:height="10.025cm" svg:x="1.399cm" svg:y="5.989cm" presentation:class="graphic" presentation:user-transformed="true">
          <draw:image xlink:href="Pictures/10000201000003BB0000017CCAB55A16840AEE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Black box integration test</text:span></text:p>
          </draw:text-box>
        </draw:frame>
        <draw:frame draw:style-name="gr2" draw:text-style-name="P7" draw:layer="layout" svg:width="25.198cm" svg:height="9.326cm" svg:x="1.399cm" svg:y="6.34cm" presentation:class="graphic" presentation:user-transformed="true">
          <draw:image xlink:href="Pictures/10000201000003810000014C75B272C0FCAB99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White box integration test</text:span></text:p>
          </draw:text-box>
        </draw:frame>
        <draw:frame draw:style-name="gr2" draw:text-style-name="P7" draw:layer="layout" svg:width="25.199cm" svg:height="10.811cm" svg:x="1.399cm" svg:y="5.597cm" presentation:class="graphic">
          <draw:image xlink:href="Pictures/100002010000034000000165B077C5B5C4FB69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Black box unit test</text:span></text:p>
          </draw:text-box>
        </draw:frame>
        <draw:frame draw:style-name="gr2" draw:text-style-name="P7" draw:layer="layout" svg:width="25.199cm" svg:height="9.507cm" svg:x="1.398cm" svg:y="6.248cm" presentation:class="graphic" presentation:user-transformed="true">
          <draw:image xlink:href="Pictures/100002010000040700000185E73C860511694B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White box unit test</text:span></text:p>
          </draw:text-box>
        </draw:frame>
        <draw:frame draw:style-name="gr2" draw:text-style-name="P7" draw:layer="layout" svg:width="25.199cm" svg:height="10.924cm" svg:x="1.399cm" svg:y="5.541cm" presentation:class="graphic">
          <draw:image xlink:href="Pictures/1000020100000407000001BFC9F6A94E1210D6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ng autometed tests</text:span></text:p>
          </draw:text-box>
        </draw:frame>
        <draw:frame presentation:style-name="pr6" draw:text-style-name="P12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8">1) UT for smsDevice</text:span></text:p>
            <text:p><text:span text:style-name="T8">2) fake smsDevice object</text:span></text:p>
            <text:p><text:span text:style-name="T8">3) UT for smsSender with </text:span><text:span text:style-name="T8">fake smsDevice object</text:span></text:p>
            <text:p><text:span text:style-name="T8">4) IT for smsSender with </text:span><text:span text:style-name="T8">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</text:span><text:span text:style-name="T8">object</text:span></text:p>
            <text:p><text:span text:style-name="T8">8) UT for smsPlanner </text:span><text:span text:style-name="T8">with fake timeKeeper </text:span><text:span text:style-name="T8">and smsSender</text:span></text:p>
            <text:p><text:span text:style-name="T8">9) IT for smsPlanner with </text:span><text:span text:style-name="T8">real timeKeeper and real </text:span><text:span text:style-name="T8">smsSender and then real </text:span><text:span text:style-name="T8">smsDevice <text:s/></text:span></text:p>
          </draw:text-box>
        </draw:frame>
        <draw:frame draw:style-name="gr2" draw:text-style-name="P7" draw:layer="layout" svg:width="12.297cm" svg:height="11.691cm" svg:x="14.312cm" svg:y="5.157cm" presentation:class="graphic">
          <draw:image xlink:href="Pictures/100002010000028A0000026A27757A667C8051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4.387cm" svg:x="1.4cm" svg:y="0.397cm" presentation:class="title" presentation:user-transformed="true">
          <draw:text-box>
            <text:p><text:span text:style-name="T7">Before we start to write tests</text:span></text:p>
          </draw:text-box>
        </draw:frame>
        <draw:custom-shape draw:style-name="gr4" draw:text-style-name="P9" draw:layer="layout" svg:width="12.201cm" svg:height="16.706cm" draw:transform="skewX (0.00523598775598299) rotate (0.00523598775598299) translate (8.6cm 3.7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2.6cm" svg:height="17.155cm" svg:x="8.6cm" svg:y="3.652cm" presentation:class="graphic" presentation:user-transformed="true">
          <draw:image xlink:href="Pictures/10000201000003570000048C3BA8ED10E62357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7">Test cases scenarios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Unit tests </text:span><text:span text:style-name="T7">scenarios</text:span></text:p>
              </text:list-item>
              <text:list-item>
                <text:p><text:span text:style-name="T7">Integration tests </text:span><text:span text:style-name="T7">scenari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custom-shape draw:style-name="gr5" draw:text-style-name="P9" draw:layer="layout" svg:width="11.612cm" svg:height="10.055cm" draw:transform="skewX (0.00418879020478639) rotate (0.00523598775598299) translate (1.378cm 5.6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2.297cm" svg:height="10.674cm" svg:x="1.399cm" svg:y="5.666cm" presentation:class="graphic">
          <draw:image xlink:href="Pictures/10000201000001E5000001A57FEC8EA04F6705E1.png" xlink:type="simple" xlink:show="embed" xlink:actuate="onLoad">
            <text:p/>
          </draw:image>
        </draw:frame>
        <draw:custom-shape draw:style-name="gr6" draw:text-style-name="P9" draw:layer="layout" svg:width="10.136cm" svg:height="11.51cm" draw:transform="skewX (0.00418879020478639) rotate (0.00523598775598299) translate (15.052cm 4.9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0.817cm" svg:height="12.179cm" svg:x="15.052cm" svg:y="4.913cm" presentation:class="graphic">
          <draw:image xlink:href="Pictures/10000201000001BD000001F559E6A7B89C2B16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frame draw:style-name="gr2" draw:text-style-name="P7" draw:layer="layout" svg:width="12.297cm" svg:height="11.431cm" svg:x="1.399cm" svg:y="5.287cm" presentation:class="graphic">
          <draw:image xlink:href="Pictures/10000201000002AA0000027A6C5F47524798CBEC.png" xlink:type="simple" xlink:show="embed" xlink:actuate="onLoad">
            <text:p/>
          </draw:image>
        </draw:frame>
        <draw:frame draw:style-name="gr2" draw:text-style-name="P7" draw:layer="layout" svg:width="11.429cm" svg:height="12.179cm" svg:x="14.746cm" svg:y="4.913cm" presentation:class="graphic">
          <draw:image xlink:href="Pictures/100002010000029F000002CBF23517B4A7E4E3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frame draw:style-name="gr7" draw:text-style-name="P13" draw:layer="layout" svg:width="17.817cm" svg:height="16.562cm" svg:x="5cm" svg:y="3.8cm" presentation:class="graphic" presentation:user-transformed="true">
          <draw:image xlink:href="Pictures/10000201000002AA0000027A826EAC0D2B77F9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custom-shape draw:style-name="gr8" draw:text-style-name="P9" draw:layer="layout" svg:width="17.607cm" svg:height="14.947cm" draw:transform="skewX (0.00418879020478639) rotate (0.00523598775598299) translate (4.178cm 4.7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8.2cm" svg:height="15.287cm" svg:x="4.4cm" svg:y="4.913cm" presentation:class="graphic" presentation:user-transformed="true">
          <draw:image xlink:href="Pictures/10000201000002AA0000027A4B622BF315C85C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frame draw:style-name="gr7" draw:text-style-name="P13" draw:layer="layout" svg:width="17.217cm" svg:height="16.005cm" svg:x="5.6cm" svg:y="3.753cm" presentation:class="graphic" presentation:user-transformed="true">
          <draw:image xlink:href="Pictures/10000201000002AA0000027AF7B32E49D8E8B9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custom-shape draw:style-name="gr9" draw:text-style-name="P9" draw:layer="layout" svg:width="16.584cm" svg:height="16.144cm" draw:transform="skewX (0.00418879020478639) rotate (0.00523598775598299) translate (5.2cm 4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7cm" svg:height="16.257cm" svg:x="5.2cm" svg:y="4.343cm" presentation:class="graphic" presentation:user-transformed="true">
          <draw:image xlink:href="Pictures/100002010000036A000003DA36E73435724E89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387cm" svg:x="1.4cm" svg:y="0.397cm" presentation:class="title" presentation:user-transformed="true">
          <draw:text-box>
            <text:p><text:span text:style-name="T7">How to write tests in practise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Complete </text:span><text:span text:style-name="T7">framework:</text:span></text:p>
                <text:p><text:span text:style-name="T7">- testing </text:span><text:span text:style-name="T7">mechanism</text:span></text:p>
                <text:p><text:span text:style-name="T7">- mocking </text:span><text:span text:style-name="T7">mechanis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Testing mechanism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oogle Test </text:span><text:span text:style-name="T7">framework</text:span></text:p>
                <text:p><text:span text:style-name="T7"><text:a xlink:href="https://github.com/google/googletest" xlink:type="simple">https://github.com/google/googletest</text:a></text:span></text:p>
                <text:p><text:span text:style-name="T7">and how to use it </text:span><text:span text:style-name="T7">(Simple Tests):</text:span></text:p>
                <text:p><text:span text:style-name="T7"><text:a xlink:href="https://github.com/google/googletest/blob/master/googletest/docs/Primer.md" xlink:type="simple">https://github.com/google/googletest/blob/master/googletest/docs/Primer.md</text:a></text:span></text:p>
              </text:list-item>
              <text:list-item>
                <text:p><text:span text:style-name="T7">CppUnit </text:span><text:span text:style-name="T7">framework</text:span></text:p>
                <text:p><text:span text:style-name="T7"><text:a xlink:href="https://www.freedesktop.org/wiki/Software/cppunit/" xlink:type="simple">https://www.freedesktop.org/wiki/Software/cppunit/</text:a>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Mocking mechanism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oogleTests/GoogleMock framework</text:span></text:p>
                <text:p><text:span text:style-name="T7"><text:a xlink:href="https://github.com/google/googletest/blob/master/googlemock/README.md" xlink:type="simple">https://github.com/google/googletest/blob/master/googlemock/README.md</text:a></text:span></text:p>
                <text:p><text:span text:style-name="T7">and how to use it (A Case for Mock Turtles):</text:span></text:p>
                <text:p><text:span text:style-name="T7"><text:a xlink:href="https://github.com/google/googletest/blob/master/googlemock/docs/ForDummies.md" xlink:type="simple">https://github.com/google/googletest/blob/master/googlemock/docs/ForDummies.md</text:a></text:span></text:p>
                <text:p><text:span text:style-name="T7"/>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460000037A2E6F47B23626720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10-10T08:26:25.836100166</dc:date>
    <meta:editing-duration>PT3H33M31S</meta:editing-duration>
    <meta:editing-cycles>23</meta:editing-cycles>
    <meta:generator>LibreOffice/5.1.6.2$Linux_X86_64 LibreOffice_project/10m0$Build-2</meta:generator>
    <meta:document-statistic meta:object-count="152"/>
  </office:meta>
</office:document-meta>
</file>